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In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InnerTest.testG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utter.setIi( InnerInner i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InnerTest.testDe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nerInn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ter.get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InnerTest.test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